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Bitstream" svg:font-family="'Bitstream'" style:font-pitch="variable"/>
    <style:font-face style:name="Tahoma" svg:font-family="Tahoma" style:font-pitch="variable"/>
    <style:font-face style:name="Bitstream" svg:font-family="'Bitstream'" style:font-family-generic="roman" style:font-pitch="variable"/>
  </office:font-face-decls>
  <office:automatic-styles>
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Bitstream" fo:font-size="12pt" fo:language="en" fo:country="US" style:font-name-asian="Bitstream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notes-configuration text:note-class="crossreference" style:num-format="i" text:start-value="0" text:footnotes-position="page" text:start-numbering-at="document"/>
    <text:linenumbering-configuration text:number-lines="false" text:offset="4.99mm" style:num-format="1" text:number-position="left" text:increment="5"/>
  </office:styles>
  <office:automatic-styles>
    <style:page-layout style:name="pm1" style:page-usage="mirrored">
      <style:page-layout-properties fo:page-width="21pwcm" fo:page-height="29.7phcm" style:num-format="1" style:print-orientation="portrait" fo:margin-top="2.0mtcm" fo:margin-bottom="2.0mbcm" fo:margin-left="2.0mlcm" fo:margin-right="2.0mrc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